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7.31pt"/>
    </style:style>
    <style:style style:name="co2" style:family="table-column">
      <style:table-column-properties fo:break-before="auto" style:column-width="81.95pt"/>
    </style:style>
    <style:style style:name="co3" style:family="table-column">
      <style:table-column-properties fo:break-before="auto" style:column-width="76.14pt"/>
    </style:style>
    <style:style style:name="co4" style:family="table-column">
      <style:table-column-properties fo:break-before="auto" style:column-width="215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readsheet_latencies_token" table:style-name="ta1">
        <table:shapes>
          <draw:frame draw:z-index="0" draw:style-name="gr1" draw:text-style-name="P1" svg:width="568.15pt" svg:height="374.4pt" svg:x="312.29pt" svg:y="182.38pt">
            <loext:p draw:notify-on-update-of-ranges="spreadsheet_latencies_token.A4:spreadsheet_latencies_token.L4 spreadsheet_latencies_token.A5:spreadsheet_latencies_token.L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./data_latenci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/data_latencies/S0.10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/data_latencies/S0.100000/H0.000000</text:p>
          </table:table-cell>
          <table:table-cell table:number-columns-repeated="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25.0571645595" calcext:value-type="float">
            <text:p>25.0571645595</text:p>
          </table:table-cell>
          <table:table-cell office:value-type="float" office:value="25.8602228393" calcext:value-type="float">
            <text:p>25.8602228393</text:p>
          </table:table-cell>
          <table:table-cell office:value-type="float" office:value="27.8845926572" calcext:value-type="float">
            <text:p>27.8845926572</text:p>
          </table:table-cell>
          <table:table-cell office:value-type="float" office:value="32.5380342741" calcext:value-type="float">
            <text:p>32.5380342741</text:p>
          </table:table-cell>
          <table:table-cell office:value-type="float" office:value="38.411164846" calcext:value-type="float">
            <text:p>38.411164846</text:p>
          </table:table-cell>
          <table:table-cell office:value-type="float" office:value="47.6936119673" calcext:value-type="float">
            <text:p>47.6936119673</text:p>
          </table:table-cell>
          <table:table-cell office:value-type="float" office:value="63.2938077447" calcext:value-type="float">
            <text:p>63.2938077447</text:p>
          </table:table-cell>
          <table:table-cell office:value-type="float" office:value="91.050543219" calcext:value-type="float">
            <text:p>91.050543219</text:p>
          </table:table-cell>
          <table:table-cell office:value-type="float" office:value="196.118737676" calcext:value-type="float">
            <text:p>196.118737676</text:p>
          </table:table-cell>
          <table:table-cell office:value-type="float" office:value="472.277903954" calcext:value-type="float">
            <text:p>472.277903954</text:p>
          </table:table-cell>
          <table:table-cell office:value-type="float" office:value="1129.09641294" calcext:value-type="float">
            <text:p>1129.09641294</text:p>
          </table:table-cell>
          <table:table-cell office:value-type="float" office:value="1901.22583789" calcext:value-type="float">
            <text:p>1901.22583789</text:p>
          </table:table-cell>
          <table:table-cell office:value-type="string" calcext:value-type="string">
            <text:p>./data_latencies/S0.100000/H0.000000/tok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30T17:54:59.086042358</dc:date>
    <meta:editing-duration>PT40S</meta:editing-duration>
    <meta:editing-cycles>1</meta:editing-cycles>
    <meta:document-statistic meta:table-count="1" meta:cell-count="2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44cm" svg:height="13.209cm" xlink:href=".." xlink:type="simple" chart:class="chart:line" chart:style-name="ch1">
        <chart:legend chart:legend-position="end" svg:x="17.677cm" svg:y="6.309cm" style:legend-expansion="high" chart:style-name="ch2"/>
        <chart:plot-area chart:style-name="ch3" table:cell-range-address="spreadsheet_latencies_token.A4:spreadsheet_latencies_token.L5" chart:data-source-has-labels="row" svg:x="0.4cm" svg:y="0.264cm" svg:width="16.877cm" svg:height="12.681cm">
          <chartooo:coordinate-region svg:x="1.286cm" svg:y="0.459cm" svg:width="15.619cm" svg:height="11.847cm"/>
          <chart:axis chart:dimension="x" chart:name="primary-x" chart:style-name="ch4" chartooo:axis-type="auto">
            <chartooo:date-scale/>
            <chart:categories table:cell-range-address="spreadsheet_latencies_token.A4:spreadsheet_latencies_token.L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eadsheet_latencies_token.A5:spreadsheet_latencies_token.L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token.A4:spreadsheet_latencies_token.L4</svg:desc>
                </draw:g>
              </table:table-cell>
              <table:table-cell office:value-type="float" office:value="0.0005">
                <text:p>0.0005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5.0571645595">
                <text:p>25.0571645595</text:p>
                <draw:g>
                  <svg:desc>spreadsheet_latencies_token.A5:spreadsheet_latencies_token.L5</svg:desc>
                </draw:g>
              </table:table-cell>
              <table:table-cell office:value-type="float" office:value="25.8602228393">
                <text:p>25.8602228393</text:p>
              </table:table-cell>
              <table:table-cell office:value-type="float" office:value="27.8845926572">
                <text:p>27.8845926572</text:p>
              </table:table-cell>
              <table:table-cell office:value-type="float" office:value="32.5380342741">
                <text:p>32.5380342741</text:p>
              </table:table-cell>
              <table:table-cell office:value-type="float" office:value="38.411164846">
                <text:p>38.411164846</text:p>
              </table:table-cell>
              <table:table-cell office:value-type="float" office:value="47.6936119673">
                <text:p>47.6936119673</text:p>
              </table:table-cell>
              <table:table-cell office:value-type="float" office:value="63.2938077447">
                <text:p>63.2938077447</text:p>
              </table:table-cell>
              <table:table-cell office:value-type="float" office:value="91.050543219">
                <text:p>91.050543219</text:p>
              </table:table-cell>
              <table:table-cell office:value-type="float" office:value="196.118737676">
                <text:p>196.118737676</text:p>
              </table:table-cell>
              <table:table-cell office:value-type="float" office:value="472.277903954">
                <text:p>472.277903954</text:p>
              </table:table-cell>
              <table:table-cell office:value-type="float" office:value="1129.09641294">
                <text:p>1129.09641294</text:p>
              </table:table-cell>
              <table:table-cell office:value-type="float" office:value="1901.22583789">
                <text:p>1901.22583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